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text-properties officeooo:rsid="000d4076" officeooo:paragraph-rsid="000d4076"/>
    </style:style>
    <style:style style:name="P2" style:family="paragraph" style:parent-style-name="Standard">
      <style:text-properties officeooo:paragraph-rsid="000d4076"/>
    </style:style>
    <style:style style:name="P3" style:family="paragraph" style:parent-style-name="Standard">
      <style:text-properties officeooo:rsid="00178f25" officeooo:paragraph-rsid="000d4076" fo:background-color="#ffff00"/>
    </style:style>
    <style:style style:name="P4" style:family="paragraph" style:parent-style-name="Standard">
      <style:text-properties officeooo:rsid="0018dad2" officeooo:paragraph-rsid="000d4076"/>
    </style:style>
    <style:style style:name="P5" style:family="paragraph" style:parent-style-name="Table_20_Contents">
      <style:text-properties officeooo:rsid="000d4076" officeooo:paragraph-rsid="000d407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mkdir django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>python3 -m venv djangovenv</text:p>
          </table:table-cell>
          <table:table-cell table:style-name="Table1.A1" office:value-type="string">
            <text:p text:style-name="Table_20_Contents"/>
          </table:table-cell>
        </table:table-row>
      </table:table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Table_20_Contents">source djangovenv/bin/activate</text:p>
          </table:table-cell>
          <table:table-cell table:style-name="Table2.A1" office:value-type="string">
            <text:p text:style-name="P5">Активируем виртуальное окружение</text:p>
          </table:table-cell>
        </table:table-row>
        <table:table-row>
          <table:table-cell table:style-name="Table2.A1" office:value-type="string">
            <text:p text:style-name="P2">python3 -m pip install --upgrade pip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3">nano requirements.txt</text:p>
            <text:p text:style-name="P3"><text:tab/>Django~=3.1.7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">pip install -r requirements.txt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4">pip list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django-admin startproject mysite .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5">Manage.py – управление сайтом (запускать сервер)</text:p>
            <text:p text:style-name="P5">settings.py – настройка сайта</text:p>
            <text:p text:style-name="P5">urls.py – список шаблонов страниц, хранятся все urlы</text:p>
          </table:table-cell>
        </table:table-row>
        <table:table-row>
          <table:table-cell table:style-name="Table2.A1" office:value-type="string">
            <text:p text:style-name="P5">nano settings.py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15:58:45.908503523</meta:creation-date>
    <dc:date>2021-03-10T16:32:12.634092875</dc:date>
    <meta:editing-duration>PT17M42S</meta:editing-duration>
    <meta:editing-cycles>1</meta:editing-cycles>
    <meta:document-statistic meta:table-count="2" meta:image-count="0" meta:object-count="0" meta:page-count="1" meta:paragraph-count="14" meta:word-count="48" meta:character-count="389" meta:non-whitespace-character-count="352"/>
    <meta:generator>LibreOffice/6.4.6.2$Linux_X86_64 LibreOffice_project/40$Build-2</meta:generator>
  </office:meta>
</office:document-meta>
</file>